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113ac6" officeooo:paragraph-rsid="00113ac6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13ac6" officeooo:paragraph-rsid="00113ac6" style:font-size-asian="20pt" style:font-size-complex="20pt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113ac6" officeooo:paragraph-rsid="00113ac6" style:font-size-asian="16pt" style:font-size-complex="16pt"/>
    </style:style>
    <style:style style:name="P4" style:family="paragraph" style:parent-style-name="Text_20_body">
      <style:paragraph-properties fo:text-align="start" style:justify-single-word="false"/>
      <style:text-properties fo:font-size="16pt" officeooo:rsid="00113ac6" officeooo:paragraph-rsid="00113ac6" style:font-size-asian="16pt" style:font-size-complex="16pt"/>
    </style:style>
    <style:style style:name="P5" style:family="paragraph" style:parent-style-name="Text_20_body">
      <style:paragraph-properties fo:text-align="start" style:justify-single-word="false"/>
      <style:text-properties fo:font-size="16pt" officeooo:rsid="0012c45d" officeooo:paragraph-rsid="0012c45d" style:font-size-asian="16pt" style:font-size-complex="16pt"/>
    </style:style>
    <style:style style:name="P6" style:family="paragraph" style:parent-style-name="Text_20_body">
      <style:paragraph-properties fo:text-align="start" style:justify-single-word="false"/>
      <style:text-properties officeooo:paragraph-rsid="00113ac6"/>
    </style:style>
    <style:style style:name="P7" style:family="paragraph" style:parent-style-name="Text_20_body">
      <style:paragraph-properties fo:text-align="start" style:justify-single-word="false"/>
      <style:text-properties fo:font-size="14pt" officeooo:rsid="00113ac6" officeooo:paragraph-rsid="00113ac6" style:font-size-asian="12.25pt" style:font-size-complex="14pt"/>
    </style:style>
    <style:style style:name="P8" style:family="paragraph" style:parent-style-name="Text_20_body">
      <style:paragraph-properties fo:text-align="start" style:justify-single-word="false"/>
      <style:text-properties fo:font-size="14pt" officeooo:rsid="0012c45d" officeooo:paragraph-rsid="0012c45d" style:font-size-asian="12.25pt" style:font-size-complex="14pt"/>
    </style:style>
    <style:style style:name="P9" style:family="paragraph" style:parent-style-name="Text_20_body">
      <style:paragraph-properties fo:text-align="start" style:justify-single-word="false"/>
      <style:text-properties fo:font-size="12pt" officeooo:rsid="00113ac6" officeooo:paragraph-rsid="00113ac6" style:font-size-asian="10.5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officeooo:rsid="00113ac6" officeooo:paragraph-rsid="00145725" style:font-size-asian="10.5pt" style:font-size-complex="12pt"/>
    </style:style>
    <style:style style:name="P11" style:family="paragraph" style:parent-style-name="Text_20_body">
      <style:paragraph-properties fo:text-align="start" style:justify-single-word="false"/>
      <style:text-properties fo:font-size="12pt" officeooo:rsid="0012c45d" officeooo:paragraph-rsid="00145725" style:font-size-asian="12pt" style:font-size-complex="12pt"/>
    </style:style>
    <style:style style:name="P12" style:family="paragraph" style:parent-style-name="Text_20_body">
      <style:paragraph-properties fo:text-align="start" style:justify-single-word="false"/>
      <style:text-properties fo:font-size="12pt" style:text-underline-style="solid" style:text-underline-width="auto" style:text-underline-color="font-color" officeooo:rsid="00145725" officeooo:paragraph-rsid="00145725" style:font-size-asian="10.5pt" style:font-size-complex="12pt"/>
    </style:style>
    <style:style style:name="P13" style:family="paragraph" style:parent-style-name="Text_20_body">
      <style:paragraph-properties fo:text-align="start" style:justify-single-word="false"/>
      <style:text-properties officeooo:rsid="0012c45d" officeooo:paragraph-rsid="00145725"/>
    </style:style>
    <style:style style:name="P1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paragraph-rsid="00113ac6"/>
    </style:style>
    <style:style style:name="P15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145725" officeooo:paragraph-rsid="00145725"/>
    </style:style>
    <style:style style:name="P16" style:family="paragraph" style:parent-style-name="Text_20_body">
      <style:paragraph-properties fo:text-align="start" style:justify-single-word="false"/>
      <style:text-properties fo:font-size="16pt" officeooo:rsid="00113ac6" officeooo:paragraph-rsid="00113ac6" style:font-size-asian="16pt" style:font-size-complex="16pt"/>
    </style:style>
    <style:style style:name="P17" style:family="paragraph" style:parent-style-name="Text_20_body">
      <style:paragraph-properties fo:text-align="start" style:justify-single-word="false"/>
      <style:text-properties fo:font-size="16pt" officeooo:paragraph-rsid="00113ac6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size="14pt" officeooo:rsid="00145725" officeooo:paragraph-rsid="00145725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19bba5" officeooo:paragraph-rsid="0019bba5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163be7" officeooo:paragraph-rsid="00163be7" style:font-size-asian="14pt" style:font-size-complex="14pt"/>
    </style:style>
    <style:style style:name="T1" style:family="text">
      <style:text-properties officeooo:rsid="00113ac6"/>
    </style:style>
    <style:style style:name="T2" style:family="text">
      <style:text-properties officeooo:rsid="00190c7e"/>
    </style:style>
    <style:style style:name="T3" style:family="text">
      <style:text-properties officeooo:rsid="001930d5"/>
    </style:style>
    <style:style style:name="T4" style:family="text">
      <style:text-properties officeooo:rsid="0019b5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DGET POUR LE NOUVEAU MINI STUDIO</text:p>
      <text:p text:style-name="P3"/>
      <text:p text:style-name="P4"/>
      <text:p text:style-name="P4">Coin cuisine :</text:p>
      <text:p text:style-name="P6">Frigo : 300€</text:p>
      <text:p text:style-name="P6">Évier : 100€</text:p>
      <text:p text:style-name="P6">Plaque de cuisson : 200€</text:p>
      <text:p text:style-name="P6">Micro-ondes : 100€</text:p>
      <text:p text:style-name="P6">Rangements : 500€</text:p>
      <text:p text:style-name="P14">Total : 1200€</text:p>
      <text:p text:style-name="P6"/>
      <text:p text:style-name="P17">Coin chambre :</text:p>
      <text:p text:style-name="P6">Lit double : 300€</text:p>
      <text:p text:style-name="P6">Armoire : 300€</text:p>
      <text:p text:style-name="P6">Table de nuit : 50€</text:p>
      <text:p text:style-name="P14">Total : 650€</text:p>
      <text:p text:style-name="P17"/>
      <text:p text:style-name="P17">Coin salle de bain </text:p>
      <text:p text:style-name="P6">WC : 100€</text:p>
      <text:p text:style-name="P6">Lavabo avec meuble : 2<text:span text:style-name="T1">60</text:span>€</text:p>
      <text:p text:style-name="P6">Douche : <text:span text:style-name="T1">4</text:span>00€</text:p>
      <text:p text:style-name="P14">Total : <text:span text:style-name="T1">760</text:span>€</text:p>
      <text:p text:style-name="P6"/>
      <text:p text:style-name="P4">Installation éléctrique et plomberies :</text:p>
      <text:p text:style-name="P9">Installation gratuite (père et Sacha)</text:p>
      <text:p text:style-name="P10">Compteurs d’eau chaude et froides: 30€</text:p>
      <text:p text:style-name="P10">Prises électrique : 20€</text:p>
      <text:p text:style-name="P10">Prix des ampoules : 12€</text:p>
      <text:p text:style-name="P12">Total : 62€</text:p>
      <text:p text:style-name="P7"/>
      <text:p text:style-name="P8"><text:soft-page-break/></text:p>
      <text:p text:style-name="P5">Prix outils et locations :</text:p>
      <text:p text:style-name="P11">Location d’une fourgonette de déménagement: 80€ (20€/jours) (4 jours)</text:p>
      <text:p text:style-name="P13">Boite a outils: 50 €</text:p>
      <text:p text:style-name="P15">Total : 130€</text:p>
      <text:p text:style-name="P5">Gros aménagement:</text:p>
      <text:p text:style-name="P6">Isolation écologique des murs : 2000€</text:p>
      <text:p text:style-name="P6">Remplacement de deux fenêtres à double vitrage : 1000€</text:p>
      <text:p text:style-name="P15">Total : 3000€</text:p>
      <text:p text:style-name="P1"/>
      <text:p text:style-name="P18">En tout le prix est de 5802€</text:p>
      <text:p text:style-name="P19">Il faudra utiliser tout le budget initial ainsi qu’une grande partie des révenus du travail de remplacement et aussi compter sur le groupe de musique.</text:p>
      <text:p text:style-name="P19"/>
      <text:p text:style-name="P20">Le projet sera rentable à partir de 10 mois car on loue l’appartement pour 700 euros du mois sachant qu’il faut prévoir une marge pour les coups éléctrique<text:span text:style-name="T2">s</text:span> et d’eau en plus et <text:span text:style-name="T3">pour d’</text:span>autres potentiels imprévue<text:span text:style-name="T4">s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4-03T22:42:07.932000000</meta:creation-date>
    <dc:date>2023-04-03T23:20:46.192000000</dc:date>
    <meta:editing-duration>PT21M47S</meta:editing-duration>
    <meta:editing-cycles>10</meta:editing-cycles>
    <meta:generator>LibreOffice/6.4.6.2$Windows_X86_64 LibreOffice_project/0ce51a4fd21bff07a5c061082cc82c5ed232f115</meta:generator>
    <meta:document-statistic meta:table-count="0" meta:image-count="0" meta:object-count="0" meta:page-count="2" meta:paragraph-count="35" meta:word-count="204" meta:character-count="1107" meta:non-whitespace-character-count="937"/>
  </office:meta>
</office:document-meta>
</file>